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Text_20_body" style:list-style-name="L3">
      <style:text-properties officeooo:paragraph-rsid="000fedae"/>
    </style:style>
    <style:style style:name="P3" style:family="paragraph" style:parent-style-name="Text_20_body" style:list-style-name="L9"/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2">
      <style:text-properties style:font-name="Arial" officeooo:paragraph-rsid="000f996f"/>
    </style:style>
    <style:style style:name="P8" style:family="paragraph" style:parent-style-name="Text_20_body" style:list-style-name="L3">
      <style:text-properties style:font-name="Arial"/>
    </style:style>
    <style:style style:name="P9" style:family="paragraph" style:parent-style-name="Text_20_body" style:list-style-name="L4">
      <style:text-properties style:font-name="Arial"/>
    </style:style>
    <style:style style:name="P10" style:family="paragraph" style:parent-style-name="Text_20_body" style:list-style-name="L5">
      <style:text-properties style:font-name="Arial"/>
    </style:style>
    <style:style style:name="P11" style:family="paragraph" style:parent-style-name="Text_20_body" style:list-style-name="L6">
      <style:text-properties style:font-name="Arial"/>
    </style:style>
    <style:style style:name="P12" style:family="paragraph" style:parent-style-name="Text_20_body" style:list-style-name="L7">
      <style:text-properties style:font-name="Arial"/>
    </style:style>
    <style:style style:name="P13" style:family="paragraph" style:parent-style-name="Text_20_body" style:list-style-name="L8">
      <style:text-properties style:font-name="Arial"/>
    </style:style>
    <style:style style:name="P14" style:family="paragraph" style:parent-style-name="Text_20_body" style:list-style-name="L10">
      <style:text-properties style:font-name="Arial"/>
    </style:style>
    <style:style style:name="P15" style:family="paragraph" style:parent-style-name="Text_20_body" style:list-style-name="L11">
      <style:text-properties style:font-name="Arial"/>
    </style:style>
    <style:style style:name="P16" style:family="paragraph" style:parent-style-name="Text_20_body" style:list-style-name="L12">
      <style:text-properties style:font-name="Arial"/>
    </style:style>
    <style:style style:name="P17" style:family="paragraph" style:parent-style-name="Text_20_body" style:list-style-name="L13">
      <style:text-properties style:font-name="Arial"/>
    </style:style>
    <style:style style:name="P18" style:family="paragraph" style:parent-style-name="Text_20_body" style:list-style-name="L14">
      <style:text-properties style:font-name="Arial"/>
    </style:style>
    <style:style style:name="P19" style:family="paragraph" style:parent-style-name="Text_20_body" style:list-style-name="L8">
      <style:paragraph-properties fo:text-align="justify" style:justify-single-word="false"/>
      <style:text-properties style:font-name="Arial"/>
    </style:style>
    <style:style style:name="P20" style:family="paragraph" style:parent-style-name="Text_20_body" style:list-style-name="L7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officeooo:rsid="000fedae"/>
    </style:style>
    <style:style style:name="T3" style:family="text">
      <style:text-properties style:font-name="Arial" officeooo:rsid="0010bcc7"/>
    </style:style>
    <style:style style:name="T4" style:family="text">
      <style:text-properties officeooo:rsid="000b9e9f"/>
    </style:style>
    <style:style style:name="T5" style:family="text">
      <style:text-properties officeooo:rsid="000f99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Módulos seleccionados para TechSolutions</text:h>
      <text:h text:style-name="Heading_20_4" text:outline-level="4"><text:span text:style-name="Strong_20_Emphasis"><text:span text:style-name="T1">1. Ventas</text:span></text:span></text:h>
      <text:p text:style-name="P4">Permite la gestión de presupuestos, pedidos, entregas y facturación de forma automatizada.</text:p>
      <text:list xml:id="list3587760799" text:style-name="L1">
        <text:list-item>
          <text:p text:style-name="P5">Funcionalidades clave:</text:p>
          <text:list>
            <text:list-item>
              <text:p text:style-name="P5">Creación rápida de presupuestos y pedidos.</text:p>
            </text:list-item>
            <text:list-item>
              <text:p text:style-name="P5">Seguimiento del estado de venta por cliente o producto.</text:p>
            </text:list-item>
            <text:list-item>
              <text:p text:style-name="P5">Integración con el módulo de CRM, Facturación e Inventario.</text:p>
            </text:list-item>
          </text:list>
        </text:list-item>
        <text:list-item>
          <text:p text:style-name="P5">Enlace oficial: <text:a xlink:type="simple" xlink:href="https://www.odoo.com/documentation/17.0/applications/sales/sales.html" text:style-name="Internet_20_link" text:visited-style-name="Visited_20_Internet_20_Link">Documentación Ventas</text:a></text:p>
        </text:list-item>
        <text:list-item>
          <text:p text:style-name="P5">Aprenda más: <text:a xlink:type="simple" xlink:href="https://www.odoo.com/es_ES/page/sales" text:style-name="Internet_20_link" text:visited-style-name="Visited_20_Internet_20_Link">Odoo Ventas - Características</text:a></text:p>
        </text:list-item>
      </text:list>
      <text:h text:style-name="Heading_20_4" text:outline-level="4"><text:span text:style-name="Strong_20_Emphasis"><text:span text:style-name="T1">2. Compras</text:span></text:span></text:h>
      <text:p text:style-name="P4">Facilita la gestión de proveedores, órdenes de compra y automatiza la reposición.</text:p>
      <text:list xml:id="list2258155707" text:style-name="L2">
        <text:list-item>
          <text:p text:style-name="P6">Funcionalidades clave:</text:p>
          <text:list>
            <text:list-item>
              <text:p text:style-name="P6">Generación de órdenes de compra automáticas según niveles de stock.</text:p>
            </text:list-item>
            <text:list-item>
              <text:p text:style-name="P6">Gestión de proveedores y listas de precios.</text:p>
            </text:list-item>
            <text:list-item>
              <text:p text:style-name="P6">Integración con Inventario y Facturación.</text:p>
            </text:list-item>
          </text:list>
        </text:list-item>
        <text:list-item>
          <text:p text:style-name="P7">Enlace oficial: <text:a xlink:type="simple" xlink:href="https://www.odoo.com/documentation/17.0/es/applications/inventory_and_mrp/purchase.html" text:style-name="Internet_20_link" text:visited-style-name="Visited_20_Internet_20_Link">Documentación </text:a><text:a xlink:type="simple" xlink:href="https://www.odoo.com/documentation/17.0/es/applications/inventory_and_mrp/purchase.html" text:style-name="Internet_20_link" text:visited-style-name="Visited_20_Internet_20_Link"><text:span text:style-name="T5">Compra</text:span></text:a><text:a xlink:type="simple" xlink:href="https://www.odoo.com/documentation/17.0/es/applications/inventory_and_mrp/purchase.html" text:style-name="Internet_20_link" text:visited-style-name="Visited_20_Internet_20_Link">s</text:a></text:p>
        </text:list-item>
        <text:list-item>
          <text:p text:style-name="P6">Aprenda más: <text:a xlink:type="simple" xlink:href="https://www.odoo.com/es_ES/page/purchase" text:style-name="Internet_20_link" text:visited-style-name="Visited_20_Internet_20_Link">Odoo Compras - Características</text:a></text:p>
        </text:list-item>
      </text:list>
      <text:h text:style-name="Heading_20_4" text:outline-level="4"><text:span text:style-name="Strong_20_Emphasis"><text:span text:style-name="T1">3. Inventario</text:span></text:span></text:h>
      <text:p text:style-name="P4">Permite llevar un control preciso del stock, ubicaciones y movimientos de productos.</text:p>
      <text:list xml:id="list640608844" text:style-name="L3">
        <text:list-item>
          <text:p text:style-name="P8">Funcionalidades clave:</text:p>
          <text:list>
            <text:list-item>
              <text:p text:style-name="P8">Gestión por ubicaciones (multi-almacén).</text:p>
            </text:list-item>
            <text:list-item>
              <text:p text:style-name="P8">Trazabilidad completa de entradas y salidas.</text:p>
            </text:list-item>
            <text:list-item>
              <text:p text:style-name="P8">Integración con Ventas, Compras y Facturación.</text:p>
            </text:list-item>
          </text:list>
        </text:list-item>
        <text:list-item>
          <text:p text:style-name="P2"><text:span text:style-name="T1">Enlace oficial: </text:span><text:a xlink:type="simple" xlink:href="https://www.odoo.com/documentation/17.0/es/applications/inventory_and_mrp/inventory.html" text:style-name="Internet_20_link" text:visited-style-name="Visited_20_Internet_20_Link"><text:span text:style-name="T2">Documentación Inventario</text:span></text:a></text:p>
        </text:list-item>
        <text:list-item>
          <text:p text:style-name="P8">Aprenda más: <text:a xlink:type="simple" xlink:href="https://www.odoo.com/es_ES/page/warehouse" text:style-name="Internet_20_link" text:visited-style-name="Visited_20_Internet_20_Link">Odoo Inventario - Características</text:a></text:p>
        </text:list-item>
      </text:list>
      <text:h text:style-name="Heading_20_4" text:outline-level="4"><text:span text:style-name="Strong_20_Emphasis"><text:span text:style-name="T1">4. Facturación</text:span></text:span></text:h>
      <text:p text:style-name="P4">Genera y gestiona facturas automáticamente a partir de ventas y compras.</text:p>
      <text:list xml:id="list1397000869" text:style-name="L4">
        <text:list-item>
          <text:p text:style-name="P9">Funcionalidades clave:</text:p>
          <text:list>
            <text:list-item>
              <text:p text:style-name="P9">Gestión de facturación recurrente.</text:p>
            </text:list-item>
            <text:list-item>
              <text:p text:style-name="P9">Enlace directo con contabilidad (según configuración).</text:p>
            </text:list-item>
            <text:list-item>
              <text:p text:style-name="P9"><text:soft-page-break/>Posibilidad de exportar informes financieros.</text:p>
            </text:list-item>
          </text:list>
        </text:list-item>
        <text:list-item>
          <text:p text:style-name="P9">Enlace oficial: <text:a xlink:type="simple" xlink:href="https://www.odoo.com/documentation/17.0/applications/finance/accounting.html" text:style-name="Internet_20_link" text:visited-style-name="Visited_20_Internet_20_Link">Documentación Facturación</text:a></text:p>
        </text:list-item>
        <text:list-item>
          <text:p text:style-name="P9">Aprenda más: <text:a xlink:type="simple" xlink:href="https://www.odoo.com/es_ES/app/invoicing" text:style-name="Internet_20_link" text:visited-style-name="Visited_20_Internet_20_Link">Odoo Facturación - Características</text:a></text:p>
        </text:list-item>
      </text:list>
      <text:h text:style-name="Heading_20_4" text:outline-level="4"><text:span text:style-name="Strong_20_Emphasis"><text:span text:style-name="T1">5. Contactos</text:span></text:span></text:h>
      <text:p text:style-name="P4">Centraliza la información de clientes, proveedores y contactos empresariales.</text:p>
      <text:list xml:id="list1988443791" text:style-name="L5">
        <text:list-item>
          <text:p text:style-name="P10">Funcionalidades clave:</text:p>
          <text:list>
            <text:list-item>
              <text:p text:style-name="P10">Vista unificada de todas las relaciones.</text:p>
            </text:list-item>
            <text:list-item>
              <text:p text:style-name="P10">Integración con CRM, Ventas, Compras y RRHH.</text:p>
            </text:list-item>
            <text:list-item>
              <text:p text:style-name="P10">Posibilidad de adjuntar documentos e historial de actividad.</text:p>
            </text:list-item>
          </text:list>
        </text:list-item>
        <text:list-item>
          <text:p text:style-name="P10">Enlace oficial: <text:a xlink:type="simple" xlink:href="https://www.odoo.com/documentation/17.0/es/applications/essentials/contacts.html" text:style-name="Internet_20_link" text:visited-style-name="Visited_20_Internet_20_Link">Documentación Contactos</text:a></text:p>
        </text:list-item>
        <text:list-item>
          <text:p text:style-name="P10">Aprenda más: <text:a xlink:type="simple" xlink:href="https://www.odoo.com/es_ES/page/contacts" text:style-name="Internet_20_link" text:visited-style-name="Visited_20_Internet_20_Link">Odoo Contactos - Características</text:a></text:p>
        </text:list-item>
      </text:list>
      <text:h text:style-name="Heading_20_4" text:outline-level="4"><text:span text:style-name="Strong_20_Emphasis"><text:span text:style-name="T1">6. CRM</text:span></text:span></text:h>
      <text:p text:style-name="P4">Optimiza el proceso de captación de clientes y seguimiento de oportunidades.</text:p>
      <text:list xml:id="list731548989" text:style-name="L6">
        <text:list-item>
          <text:p text:style-name="P11">Funcionalidades clave:</text:p>
          <text:list>
            <text:list-item>
              <text:p text:style-name="P11">Pipeline visual de ventas.</text:p>
            </text:list-item>
            <text:list-item>
              <text:p text:style-name="P11">Automatización de tareas y recordatorios.</text:p>
            </text:list-item>
            <text:list-item>
              <text:p text:style-name="P11">Informes de rendimiento comercial.</text:p>
            </text:list-item>
          </text:list>
        </text:list-item>
        <text:list-item>
          <text:p text:style-name="P11">Enlace oficial: <text:a xlink:type="simple" xlink:href="https://www.odoo.com/documentation/17.0/applications/sales/crm.html" text:style-name="Internet_20_link" text:visited-style-name="Visited_20_Internet_20_Link">Documentación CRM</text:a></text:p>
        </text:list-item>
        <text:list-item>
          <text:p text:style-name="P11">Aprenda más: <text:a xlink:type="simple" xlink:href="https://www.odoo.com/es_ES/page/crm" text:style-name="Internet_20_link" text:visited-style-name="Visited_20_Internet_20_Link">Odoo CRM - Características</text:a></text:p>
        </text:list-item>
      </text:list>
      <text:h text:style-name="Heading_20_4" text:outline-level="4"><text:span text:style-name="Strong_20_Emphasis"><text:span text:style-name="T1">7. Recursos Humanos</text:span></text:span></text:h>
      <text:p text:style-name="P4">Administra empleados, contratos, asistencia y vinculación con nóminas.</text:p>
      <text:list xml:id="list2186630535" text:style-name="L7">
        <text:list-item>
          <text:p text:style-name="P12">Funcionalidades clave:</text:p>
          <text:list>
            <text:list-item>
              <text:p text:style-name="P12">Gestión de empleados, departamentos y asistencia.</text:p>
            </text:list-item>
            <text:list-item>
              <text:p text:style-name="P12">Integración opcional con módulos de nómina externa o personalizada.</text:p>
            </text:list-item>
            <text:list-item>
              <text:p text:style-name="P12">Panel de seguimiento de actividad y rendimiento.</text:p>
            </text:list-item>
          </text:list>
        </text:list-item>
        <text:list-item>
          <text:p text:style-name="P20"><text:span text:style-name="T1">Enlace oficial: </text:span><text:a xlink:type="simple" xlink:href="https://www.odoo.com/documentation/17.0/es/applications/hr/employees.html" text:style-name="Internet_20_link" text:visited-style-name="Visited_20_Internet_20_Link"><text:span text:style-name="T3">Documentación Recursos Humanos / Empleados</text:span></text:a></text:p>
        </text:list-item>
        <text:list-item>
          <text:p text:style-name="P12">Aprenda más: <text:a xlink:type="simple" xlink:href="https://www.odoo.com/es_ES/page/employees" text:style-name="Internet_20_link" text:visited-style-name="Visited_20_Internet_20_Link">Odoo Empleados - Características</text:a></text:p>
        </text:list-item>
      </text:list>
      <text:h text:style-name="Heading_20_4" text:outline-level="4"><text:span text:style-name="Strong_20_Emphasis"><text:span text:style-name="T1">8. Proyecto</text:span></text:span></text:h>
      <text:p text:style-name="P4">Ideal para hacer seguimiento de servicios, tareas y planificación.</text:p>
      <text:list xml:id="list43255858" text:style-name="L8">
        <text:list-item>
          <text:p text:style-name="P13">Funcionalidades clave:</text:p>
          <text:list>
            <text:list-item>
              <text:p text:style-name="P13">Gestión por hitos, tareas y subtareas.</text:p>
            </text:list-item>
            <text:list-item>
              <text:p text:style-name="P13"><text:soft-page-break/>Planificación en Gantt, Kanban o calendario.</text:p>
            </text:list-item>
            <text:list-item>
              <text:p text:style-name="P13">Relación directa con módulos de Ventas y CRM.</text:p>
            </text:list-item>
          </text:list>
        </text:list-item>
        <text:list-item>
          <text:p text:style-name="P13">Enlace oficial: <text:a xlink:type="simple" xlink:href="https://www.odoo.com/documentation/17.0/es/applications/services/project.html" text:style-name="Internet_20_link" text:visited-style-name="Visited_20_Internet_20_Link">Documentación Proyecto</text:a></text:p>
        </text:list-item>
        <text:list-item>
          <text:p text:style-name="P19">Aprenda más: <text:a xlink:type="simple" xlink:href="https://www.odoo.com/es_ES/page/project-management" text:style-name="Internet_20_link" text:visited-style-name="Visited_20_Internet_20_Link">Odoo Proyecto - Características</text:a></text:p>
        </text:list-item>
      </text:list>
      <text:h text:style-name="P1" text:outline-level="3">Justificación general</text:h>
      <text:p text:style-name="P4">Los módulos seleccionados permiten a TechSolutions:</text:p>
      <text:list xml:id="list1890243192" text:style-name="L9">
        <text:list-item>
          <text:p text:style-name="P3"><text:span text:style-name="Strong_20_Emphasis"><text:span text:style-name="T1">Eliminar la dependencia de sistemas no integrados</text:span></text:span><text:span text:style-name="T1"> (hojas de cálculo).</text:span></text:p>
        </text:list-item>
        <text:list-item>
          <text:p text:style-name="P3"><text:span text:style-name="Strong_20_Emphasis"><text:span text:style-name="T1">Centralizar la información</text:span></text:span><text:span text:style-name="T1"> de clientes, ventas, proveedores y proyectos.</text:span></text:p>
        </text:list-item>
        <text:list-item>
          <text:p text:style-name="P3"><text:span text:style-name="Strong_20_Emphasis"><text:span text:style-name="T1">Mejorar la trazabilidad y automatización</text:span></text:span><text:span text:style-name="T1"> de procesos clave.</text:span></text:p>
        </text:list-item>
        <text:list-item>
          <text:p text:style-name="P3"><text:span text:style-name="Strong_20_Emphasis"><text:span text:style-name="T1">Mantener parte del software actual (financiero y nóminas)</text:span></text:span><text:span text:style-name="T1"> mediante integración o vinculación indirecta.</text:span></text:p>
        </text:list-item>
      </text:list>
      <text:h text:style-name="P1" text:outline-level="3">Resumen del procedimiento de integración con sistemas existentes</text:h>
      <text:p text:style-name="P4">Para vincular los módulos de Odoo con las aplicaciones actuales de TechSolutions, especialmente <text:span text:style-name="T4">las de</text:span> software privativo financiero y de nóminas, se puede seguir este enfoque:</text:p>
      <text:h text:style-name="Heading_20_4" text:outline-level="4"><text:span text:style-name="Strong_20_Emphasis"><text:span text:style-name="T1">1. Análisis funcional y técnico inicial</text:span></text:span></text:h>
      <text:list xml:id="list383038961" text:style-name="L10">
        <text:list-item>
          <text:p text:style-name="P14">Documentar cómo operan actualmente las aplicaciones externas.</text:p>
        </text:list-item>
        <text:list-item>
          <text:p text:style-name="P14">Identificar puntos de contacto con los módulos de Odoo (por ejemplo, facturas emitidas desde Odoo → exportación a software contable).</text:p>
        </text:list-item>
      </text:list>
      <text:h text:style-name="Heading_20_4" text:outline-level="4"><text:span text:style-name="Strong_20_Emphasis"><text:span text:style-name="T1">2. Uso de conectores estándar (APIs y CSV)</text:span></text:span></text:h>
      <text:list xml:id="list1102572734" text:style-name="L11">
        <text:list-item>
          <text:p text:style-name="P15">Exportar datos desde Odoo (por ejemplo, facturas en formato XML o CSV).</text:p>
        </text:list-item>
        <text:list-item>
          <text:p text:style-name="P15">Importarlos en el sistema financiero/nóminas actual si este lo permite.</text:p>
        </text:list-item>
        <text:list-item>
          <text:p text:style-name="P15">Odoo cuenta con una API XML-RPC/JSON-RPC para automatizar procesos (ver Odoo API).</text:p>
        </text:list-item>
      </text:list>
      <text:h text:style-name="Heading_20_4" text:outline-level="4"><text:span text:style-name="Strong_20_Emphasis"><text:span text:style-name="T1">3. Automatización vía programación o scripts</text:span></text:span></text:h>
      <text:list xml:id="list2287735799" text:style-name="L12">
        <text:list-item>
          <text:p text:style-name="P16">Se pueden desarrollar pequeños módulos personalizados o scripts en Python que conecten ambos sistemas (por ejemplo, para importar nóminas generadas externamente al módulo de RRHH).</text:p>
        </text:list-item>
      </text:list>
      <text:h text:style-name="Heading_20_4" text:outline-level="4"><text:span text:style-name="Strong_20_Emphasis"><text:span text:style-name="T1">4. Sincronización mediante tareas programadas</text:span></text:span></text:h>
      <text:list xml:id="list2136462663" text:style-name="L13">
        <text:list-item>
          <text:p text:style-name="P17">Utilizar el sistema de cronjobs de Odoo para ejecutar procesos de sincronización periódicos.</text:p>
        </text:list-item>
      </text:list>
      <text:h text:style-name="Heading_20_4" text:outline-level="4"><text:soft-page-break/><text:span text:style-name="Strong_20_Emphasis"><text:span text:style-name="T1">5. Uso de herramientas ETL o middleware</text:span></text:span></text:h>
      <text:list xml:id="list1820170626" text:style-name="L14">
        <text:list-item>
          <text:p text:style-name="P18">Para escenarios más complejos, usar soluciones como Talend, Zapier o Make para conectar Odoo con otras plataformas sin programa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00:13:06.759614489</meta:creation-date>
    <dc:date>2025-05-22T00:41:30.019995664</dc:date>
    <meta:editing-duration>PT28M1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86" meta:word-count="649" meta:character-count="4408" meta:non-whitespace-character-count="3905"/>
  </office:meta>
</office:document-meta>
</file>